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cdd9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d468c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7e9d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b0e3f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d468c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c4be4" officeooo:paragraph-rsid="000c4be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cdd9d" officeooo:paragraph-rsid="000cdd9d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cdd9d" officeooo:paragraph-rsid="000d468c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d468c" officeooo:paragraph-rsid="000d468c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d924b" officeooo:paragraph-rsid="000d924b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d924b" officeooo:paragraph-rsid="000ea726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e5ff4" officeooo:paragraph-rsid="000e5ff4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ea726" officeooo:paragraph-rsid="000ea726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06a4c" officeooo:paragraph-rsid="00106a4c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06a4c" officeooo:paragraph-rsid="00114a4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107b30" officeooo:paragraph-rsid="00107b30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114a4a" officeooo:paragraph-rsid="00114a4a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114a4a" officeooo:paragraph-rsid="00130593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30593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69682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88218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a3524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b2a24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69682" officeooo:paragraph-rsid="00169682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9bd2a" officeooo:paragraph-rsid="0019bd2a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ea726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06a4c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14a4a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0593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9682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a3524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b2a24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2pt" fo:font-weight="bold" officeooo:rsid="000ea726" officeooo:paragraph-rsid="000ea726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06a4c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a3524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30593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c6e89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1c6e89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6e89" style:font-size-asian="10.5pt" style:font-weight-asian="bold" style:font-size-complex="12pt" style:font-weight-complex="bold"/>
    </style:style>
    <style:style style:name="T1" style:family="text">
      <style:text-properties officeooo:rsid="0007ca23"/>
    </style:style>
    <style:style style:name="T2" style:family="text">
      <style:text-properties officeooo:rsid="000ea726"/>
    </style:style>
    <style:style style:name="T3" style:family="text">
      <style:text-properties officeooo:rsid="00106a4c"/>
    </style:style>
    <style:style style:name="T4" style:family="text">
      <style:text-properties officeooo:rsid="00114a4a"/>
    </style:style>
    <style:style style:name="T5" style:family="text">
      <style:text-properties officeooo:rsid="00149c27"/>
    </style:style>
    <style:style style:name="T6" style:family="text">
      <style:text-properties officeooo:rsid="00169682"/>
    </style:style>
    <style:style style:name="T7" style:family="text">
      <style:text-properties officeooo:rsid="001a3524"/>
    </style:style>
    <style:style style:name="T8" style:family="text">
      <style:text-properties officeooo:rsid="001c6e8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mecanitzat</text:span> G<text:span text:style-name="T1">M</text:span></text:p>
      <text:p text:style-name="P28"/>
      <text:p text:style-name="P28"/>
      <text:p text:style-name="P28">Dilluns<text:tab/>25/09/23</text:p>
      <text:p text:style-name="P2"/>
      <text:p text:style-name="P2">Presentació assignatura.</text:p>
      <text:p text:style-name="P6">Comentem l'ús del lloc web.</text:p>
      <text:p text:style-name="P5">Comentem les normes del taller.</text:p>
      <text:p text:style-name="P5"/>
      <text:p text:style-name="P8">Comentem equip personal de protecció</text:p>
      <text:p text:style-name="P8">Veure catàleg “<text:a xlink:type="simple" xlink:href="https://www.laherramientabalear.com/web/content/82158">Herramienta Balear</text:a>”</text:p>
      <text:p text:style-name="P8"/>
      <text:p text:style-name="P9">Feim pressupost d'equip de protecció.</text:p>
      <text:p text:style-name="P9"/>
      <text:p text:style-name="P12">Unitat1 – El puesto de trabajo</text:p>
      <text:p text:style-name="P9">Comentem apartats </text:p>
      <text:p text:style-name="P9">1.1 Condicions del lloc de feina</text:p>
      <text:p text:style-name="P9">1.2 Màquines</text:p>
      <text:p text:style-name="P3"/>
      <text:p text:style-name="P28"/>
      <text:p text:style-name="P28">Dimarts<text:tab/>26/09/23</text:p>
      <text:p text:style-name="P10"/>
      <text:p text:style-name="P10">Vídeos “<text:a xlink:type="simple" xlink:href="https://youtu.be/_fSakYlWCfQ?si=HuPg0YlKcarvmAo_">Fundamentos del mecanizado</text:a>” y “<text:a xlink:type="simple" xlink:href="https://youtu.be/b-lX9TVDnJY?si=uBCCAZK4tuxFg3qD">Qué es y para qué sirve el rectificado</text:a>”</text:p>
      <text:p text:style-name="P10">Comencem a comentar l'apartat 1.3.1 Equipament bàsic</text:p>
      <text:p text:style-name="P7"/>
      <text:p text:style-name="P10">Comentem serra d'arc</text:p>
      <text:p text:style-name="P10">Vídeo “<text:a xlink:type="simple" xlink:href="https://youtu.be/Rk6YHFmFMbk?si=Vr0bI1OlRbMr2DJ9">Cómo cortar con sierra de arco</text:a>”</text:p>
      <text:p text:style-name="P4"/>
      <text:p text:style-name="P11">Baixam al taller per preparar les serres d'arc i fer una prova de tall de pletina.</text:p>
      <text:p text:style-name="P11"/>
      <text:p text:style-name="P28"/>
      <text:p text:style-name="P28"/>
      <text:p text:style-name="P28">Dimecres<text:tab/>27/09/23</text:p>
      <text:p text:style-name="P28"/>
      <text:p text:style-name="P14">Enriqueta es presenta i comenta el suport d'anglès.</text:p>
      <text:p text:style-name="P12">Unitat1 – El puesto de trabajo</text:p>
      <text:p text:style-name="P12">Comentem claus fixes, estel, mixtes, tub, vaso, articulades, dinamomètriques, allen, torx, anglesa, grifa, cremallera, tornillo.</text:p>
      <text:p text:style-name="P12"/>
      <text:p text:style-name="P12">Baixem al taller per fer pletina de 50 x 15 (per taquilles). </text:p>
      <text:p text:style-name="P28"/>
      <text:p text:style-name="P28">Dijous<text:tab/><text:tab/>28/09/23</text:p>
      <text:p text:style-name="P28"/>
      <text:p text:style-name="P15">Inventari taller 1 mecanitzat, cada alumne fa invetari del seu calaix.</text:p>
      <text:p text:style-name="P36"/>
      <text:p text:style-name="P13">Unitat1 – El puesto de trabajo</text:p>
      <text:p text:style-name="P13">Comentem <text:span text:style-name="T2">eines de subjecció: alicates.</text:span></text:p>
      <text:p text:style-name="P29"/>
      <text:p text:style-name="P29"/>
      <text:p text:style-name="P37">Dilluns<text:tab/><text:span text:style-name="T3">0</text:span>2/<text:span text:style-name="T3">10</text:span>/23</text:p>
      <text:p text:style-name="P30"/>
      <text:p text:style-name="P16">Unitat 1 El puesto de trabajo</text:p>
      <text:p text:style-name="P16">Comentem alicates para anillos seiger, regulables, mordazas, tornillo banco, herramientas de corte, herraminetas de percusión y de impacto.</text:p>
      <text:p text:style-name="P16"/>
      <text:p text:style-name="P16">Mirem vídeo explicatiu de com llimar.</text:p>
      <text:p text:style-name="P21">https://youtu.be/_Xa8KrsecbQ?si=lXMvfuv4JCIpag4k</text:p>
      <text:p text:style-name="P16"/>
      <text:p text:style-name="P16"/>
      <text:p text:style-name="P18">Baixem al taller a continuar fent peces de 50 x 15.</text:p>
      <text:p text:style-name="P16"/>
      <text:p text:style-name="P31"/>
      <text:p text:style-name="P31">Di<text:span text:style-name="T4">marts</text:span><text:tab/><text:span text:style-name="T3">03</text:span>/<text:span text:style-name="T3">10</text:span>/23</text:p>
      <text:p text:style-name="P31"/>
      <text:p text:style-name="P17">Unitat <text:span text:style-name="T4">2 Representacion gràfica</text:span></text:p>
      <text:p text:style-name="P19">Comentem document “trazado_representacion_grafica.pdf”</text:p>
      <text:p text:style-name="P19"/>
      <text:p text:style-name="P19">Mirem vídeo explicatiu de com taladrar</text:p>
      <text:p text:style-name="P19">https://youtu.be/p6aK5HLJibA?feature=shared</text:p>
      <text:p text:style-name="P17"/>
      <text:p text:style-name="P21">Baixem al taller, on faig demostració de com taladrar i comentem con fixar les peces per posar pany a les taquilles.</text:p>
      <text:p text:style-name="P21"/>
      <text:p text:style-name="P21"/>
      <text:p text:style-name="P32">Di<text:span text:style-name="T4">mecres</text:span><text:tab/><text:span text:style-name="T3">04</text:span>/<text:span text:style-name="T3">10</text:span>/23</text:p>
      <text:p text:style-name="P32"/>
      <text:p text:style-name="P21">Aviso que demà farem treball autònom a classe, consistint en respondre a preguntes relacionades amb la teoria que hem vist fins ara (eines i acotació).</text:p>
      <text:p text:style-name="P21"/>
      <text:p text:style-name="P21">Baixem al taller per continuar amb les peces per posar pany a les taquilles.</text:p>
      <text:p text:style-name="P21"/>
      <text:p text:style-name="P21"/>
      <text:p text:style-name="P32">D<text:span text:style-name="T5">ijous</text:span><text:tab/><text:span text:style-name="T3">05</text:span>/<text:span text:style-name="T3">10</text:span>/23</text:p>
      <text:p text:style-name="P32"/>
      <text:p text:style-name="P21">Treball autònom, consistint en respondre a preguntes relacionades amb la teoria que hem vist fins ara (eines i acotació).</text:p>
      <text:p text:style-name="P21"/>
      <text:p text:style-name="P20"/>
      <text:p text:style-name="P33">D<text:span text:style-name="T5">illuns</text:span><text:tab/><text:span text:style-name="T3">09</text:span>/<text:span text:style-name="T3">10</text:span>/23</text:p>
      <text:p text:style-name="P33"/>
      <text:p text:style-name="P26">Explicació lectura peu de rei.</text:p>
      <text:p text:style-name="P27">Pràctica de lectura amb peu de rei virtual (virtual calliper).</text:p>
      <text:p text:style-name="P22"><text:span text:style-name="T6">Entrga </text:span><text:a xlink:type="simple" xlink:href="https://paulinoposada.github.io/web_me/documents/pisa_papeles_pieza_1.pdf"><text:span text:style-name="T6">plànol peu de pisapaper</text:span></text:a><text:span text:style-name="T6">.</text:span> </text:p>
      <text:p text:style-name="P23">Baixem al taller. Els alumnes que han acabat de fer les pletines per les taquilles començen amb el peu del pisa papers. </text:p>
      <text:p text:style-name="P21"/>
      <text:p text:style-name="P21"/>
      <text:p text:style-name="P34"/>
      <text:p text:style-name="P38">D<text:span text:style-name="T5">imarts</text:span><text:tab/><text:span text:style-name="T7">10</text:span>/<text:span text:style-name="T3">10</text:span>/23</text:p>
      <text:p text:style-name="P34"/>
      <text:p text:style-name="P24">Baixem al taller. <text:span text:style-name="T7">Continuem</text:span> amb el peu del pisa papers.</text:p>
      <text:p text:style-name="P24"><text:a xlink:type="simple" xlink:href="https://paulinoposada.github.io/web_mec/documents/pisa_papeles_pieza_1.pdf"><text:span text:style-name="T7">Peça 1</text:span></text:a><text:span text:style-name="T7">: <text:s/>quadrada de 70 x 70, de pletina de 6,6 x 70</text:span>.</text:p>
      <text:p text:style-name="P24"><text:span text:style-name="T7">Tolerància 1 mm.</text:span> </text:p>
      <text:p text:style-name="P35"/>
      <text:p text:style-name="P35"/>
      <text:p text:style-name="P35">D<text:span text:style-name="T5">imecres</text:span><text:tab/><text:span text:style-name="T7">11</text:span>/<text:span text:style-name="T3">10</text:span>/23</text:p>
      <text:p text:style-name="P35"/>
      <text:p text:style-name="P25">Baixem al taller. </text:p>
      <text:p text:style-name="P25"><text:span text:style-name="T7">Comencem amb la </text:span><text:a xlink:type="simple" xlink:href="https://paulinoposada.github.io/web_mec/documents/pisa_papeles_pieza_2.pdf"><text:span text:style-name="T7">peça 2</text:span></text:a> del pisa papers. </text:p>
      <text:p text:style-name="P35"/>
      <text:p text:style-name="P35"/>
      <text:p text:style-name="P35">D<text:span text:style-name="T5">illuns</text:span><text:tab/><text:span text:style-name="T7">16</text:span>/<text:span text:style-name="T3">10</text:span>/23</text:p>
      <text:p text:style-name="P35"/>
      <text:p text:style-name="P25">Baixem al taller. </text:p>
      <text:p text:style-name="P25"><text:span text:style-name="T7">Continuem</text:span> amb el pisa papers.</text:p>
      <text:p text:style-name="P21"/>
      <text:p text:style-name="P21"/>
      <text:p text:style-name="P42">D<text:span text:style-name="T8">imarts</text:span><text:tab/><text:span text:style-name="T7">17</text:span>/<text:span text:style-name="T3">10</text:span>/23</text:p>
      <text:p text:style-name="P42"/>
      <text:p text:style-name="P41">Vaga estudiants.</text:p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3-10-17T20:55:41.646084904</dc:date>
    <meta:editing-duration>PT24M49S</meta:editing-duration>
    <meta:editing-cycles>23</meta:editing-cycles>
    <meta:document-statistic meta:table-count="0" meta:image-count="0" meta:object-count="0" meta:page-count="3" meta:paragraph-count="61" meta:word-count="401" meta:character-count="2612" meta:non-whitespace-character-count="2259"/>
  </office:meta>
</office:document-meta>
</file>